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rimera Historia: "Las Ruinas de la Memoria"</text:span></text:h>
      <text:p text:style-name="Text_20_body"><text:span text:style-name="Strong_20_Emphasis">Mensaje:</text:span> <text:span text:style-name="Emphasis">Recordar nos conecta con quienes fuimos y nos guía hacia quienes podemos llegar a ser.</text:span><text:line-break/><text:span text:style-name="Strong_20_Emphasis">Final Inesperado:</text:span> <text:span text:style-name="Emphasis">Elara descubre que está en la antigua ciudad que creó el Codex.</text:span></text:p>
      <text:p text:style-name="Horizontal_20_Line"/>
      <text:h text:style-name="Heading_20_3" text:outline-level="3"><text:span text:style-name="Strong_20_Emphasis">Guion Propuesto</text:span></text:h>
      <text:h text:style-name="Heading_20_4" text:outline-level="4"><text:span text:style-name="Strong_20_Emphasis">1. Exploración en la Niebla</text:span></text:h>
      <text:p text:style-name="Text_20_body">Elara avanza entre restos de estructuras colosales, parcialmente enterradas bajo siglos de polvo y vegetación. El aire está impregnado de una sensación de misterio, como si la ciudad misma contuviera ecos de un pasado olvidado. El sol apenas penetra una ligera niebla que cubre el lugar, dándole un aspecto onírico y etéreo.</text:p>
      <text:p text:style-name="Text_20_body">Mientras recorre las ruinas, encuentra <text:span text:style-name="Strong_20_Emphasis">inscripciones en lenguas antiguas</text:span>. Algunas son grabados en piedra, otras parecen escritas con un material extraño que aún brilla débilmente. Las palabras están desvanecidas, pero puede distinguir frases que hablan de <text:span text:style-name="Strong_20_Emphasis">sabios</text:span>, de una <text:span text:style-name="Strong_20_Emphasis">biblioteca infinita</text:span>, de un <text:span text:style-name="Strong_20_Emphasis">conocimiento resguardado en el corazón de la ciudad</text:span>.</text:p>
      <text:p text:style-name="Horizontal_20_Line"/>
      <text:h text:style-name="Heading_20_4" text:outline-level="4"><text:span text:style-name="Strong_20_Emphasis">2. La Biblioteca Oculta</text:span></text:h>
      <text:p text:style-name="Text_20_body">Siguiendo las inscripciones, Elara encuentra <text:span text:style-name="Strong_20_Emphasis">una escalinata de mármol parcialmente destruida</text:span>, que desciende hacia lo que parece ser el nivel subterráneo de un edificio. A medida que desciende, la luz natural se desvanece y es reemplazada por un resplandor tenue proveniente de cristales incrustados en las paredes.</text:p>
      <text:p text:style-name="Text_20_body">En la profundidad, se encuentra con <text:span text:style-name="Strong_20_Emphasis">una gran puerta de piedra</text:span>, cubierta de símbolos familiares. Con esfuerzo, logra abrirla y accede a una <text:span text:style-name="Strong_20_Emphasis">cámara inmensa llena de columnas y estanterías derrumbadas</text:span>. Libros y pergaminos están esparcidos por el suelo, algunos aún resplandecen débilmente con una energía desconocida.</text:p>
      <text:p text:style-name="Text_20_body">En el centro de la sala, una gran mesa de piedra sostiene un único libro intacto. Cuando lo abre, ve mapas de la ciudad… pero algo la inquieta: <text:span text:style-name="Strong_20_Emphasis">las estructuras dibujadas coinciden exactamente con el lugar donde se encuentra ahora</text:span>.</text:p>
      <text:p text:style-name="Horizontal_20_Line"/>
      <text:h text:style-name="Heading_20_4" text:outline-level="4"><text:span text:style-name="Strong_20_Emphasis">3. La Revelación: La Ciudad Perdida</text:span></text:h>
      <text:p text:style-name="Text_20_body">Poco a poco, las piezas encajan. Las inscripciones describen la <text:span text:style-name="Strong_20_Emphasis">fundación de una gran ciudad</text:span>, diseñada para preservar el conocimiento más avanzado de Rainland. Los textos hablan de los <text:span text:style-name="Strong_20_Emphasis">Guardianes del Codex</text:span>, un grupo de sabios que consagraron sus vidas a proteger el libro y su contenido.</text:p>
      <text:p text:style-name="Text_20_body"><text:soft-page-break/>Elara siente que su corazón se acelera. Vuelve a observar las ruinas a su alrededor con una nueva mirada. <text:span text:style-name="Strong_20_Emphasis">Los edificios caídos, las inscripciones, la estructura de la ciudad… Todo coincide.</text:span> Entonces lo comprende:</text:p>
      <text:p text:style-name="Text_20_body"><text:span text:style-name="Emphasis">"No son solo ruinas antiguas… Estoy en la ciudad que creó el Codex."</text:span></text:p>
      <text:p text:style-name="Text_20_body">El tiempo parece detenerse. La niebla que cubría su mente se disipa. No está explorando un sitio cualquiera. <text:span text:style-name="Strong_20_Emphasis">Está caminando sobre la historia misma, sobre los cimientos de la civilización que dio origen al mayor libro de sabiduría jamás escrito.</text:span></text:p>
      <text:p text:style-name="Horizontal_20_Line"/>
      <text:h text:style-name="Heading_20_3" text:outline-level="3"><text:span text:style-name="Strong_20_Emphasis">Elementos Clave para la Inmersión</text:span></text:h>
      <text:list xml:id="list1518213673" text:style-name="L1">
        <text:list-item>
          <text:p text:style-name="P1"><text:span text:style-name="Strong_20_Emphasis">Atmósfera misteriosa:</text:span></text:p>
          <text:list>
            <text:list-item>
              <text:p text:style-name="P2">Niebla suave cubriendo la ciudad. </text:p>
            </text:list-item>
            <text:list-item>
              <text:p text:style-name="P2">Ecos lejanos como si la ciudad aún guardara recuerdos. </text:p>
            </text:list-item>
            <text:list-item>
              <text:p text:style-name="P2">Inscripciones que se iluminan sutilmente cuando Elara las toca. </text:p>
            </text:list-item>
          </text:list>
        </text:list-item>
        <text:list-item>
          <text:p text:style-name="P1"><text:span text:style-name="Strong_20_Emphasis">Símbolos y pistas:</text:span></text:p>
          <text:list>
            <text:list-item>
              <text:p text:style-name="P2">Mapas de la ciudad grabados en piedra. </text:p>
            </text:list-item>
            <text:list-item>
              <text:p text:style-name="P2">Frases en lenguas antiguas que hablan del Codex. </text:p>
            </text:list-item>
            <text:list-item>
              <text:p text:style-name="P2">Una estatua erosionada que parece sostener un libro (símbolo de la sabiduría perdida). </text:p>
            </text:list-item>
          </text:list>
        </text:list-item>
        <text:list-item>
          <text:p text:style-name="P1"><text:span text:style-name="Strong_20_Emphasis">Tensión y sorpresa:</text:span></text:p>
          <text:list>
            <text:list-item>
              <text:p text:style-name="P2">La ciudad parece abandonada, pero… ¿realmente lo está? </text:p>
            </text:list-item>
            <text:list-item>
              <text:p text:style-name="P2">La revelación de que está en la ciudad del Codex cambia por completo su visión del lugar. </text:p>
            </text:list-item>
            <text:list-item>
              <text:p text:style-name="P1">Puede haber un mecanismo oculto en la biblioteca que despierta una grabación holográfica de un antiguo sabio, confirmando la identidad de la ciudad. </text:p>
            </text:list-item>
          </text:list>
        </text:list-item>
      </text:list>
      <text:p text:style-name="Horizontal_20_Line"/>
      <text:h text:style-name="Heading_20_3" text:outline-level="3"><text:span text:style-name="Strong_20_Emphasis">Conexión con el Resto del Capítulo</text:span></text:h>
      <text:list xml:id="list736082519" text:style-name="L2">
        <text:list-item>
          <text:p text:style-name="P4"><text:span text:style-name="Strong_20_Emphasis">Esto sienta la base para la segunda historia</text:span>, donde Elara comenzará a descubrir qué pasó antes de la destrucción de la ciudad. </text:p>
        </text:list-item>
        <text:list-item>
          <text:p text:style-name="P4"><text:span text:style-name="Strong_20_Emphasis">El descubrimiento de la ciudad refuerza la importancia de la memoria y la historia</text:span>, estableciendo la idea de que recordar es una forma de aprender y avanzar. </text:p>
        </text:list-item>
        <text:list-item>
          <text:p text:style-name="P3"><text:span text:style-name="Strong_20_Emphasis">Puede encontrar un símbolo que reaparecerá en la tercera historia</text:span>, sugiriendo desde ya su conexión con la resistencia contra Morgerathus. </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08T09:42:28.660000000</meta:creation-date>
    <dc:date>2025-02-08T09:43:10.666000000</dc:date>
    <meta:editing-duration>PT42S</meta:editing-duration>
    <meta:editing-cycles>1</meta:editing-cycles>
    <meta:document-statistic meta:table-count="0" meta:image-count="0" meta:object-count="0" meta:page-count="2" meta:paragraph-count="32" meta:word-count="627" meta:character-count="3853" meta:non-whitespace-character-count="3261"/>
    <meta:generator>LibreOffice/7.3.5.2$Windows_X86_64 LibreOffice_project/184fe81b8c8c30d8b5082578aee2fed2ea847c01</meta:generator>
  </office:meta>
</office:document-meta>
</file>